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</style:style>
    <style:style style:name="P4" style:family="paragraph" style:parent-style-name="Text_20_body">
      <style:paragraph-properties fo:margin-left="2.54cm" fo:margin-right="0cm" fo:margin-top="0cm" fo:margin-bottom="0cm" loext:contextual-spacing="false" fo:line-height="138%" fo:text-indent="1.27cm" style:auto-text-indent="false" style:writing-mode="lr-tb"/>
    </style:style>
    <style:style style:name="P5" style:family="paragraph" style:parent-style-name="Text_20_body" style:list-style-name="L2">
      <loext:graphic-properties draw:fill="none" draw:fill-color="#ffffff"/>
      <style:paragraph-properties fo:margin-left="3.81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6" style:family="paragraph" style:parent-style-name="Heading_20_3"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bookmark text:name="docs-internal-guid-34e469a8-de90-0cac-b2f8-f83196864caf"/>Mess portal (NH)</text:h>
      <text:list xml:id="list5575077177684996882" text:style-name="L1">
        <text:list-item>
          <text:list>
            <text:list-item>
              <text:p text:style-name="P1">Description: A portal for IIIT mess registrations and billing.</text:p>
            </text:list-item>
            <text:list-item>
              <text:p text:style-name="P1">Functionality:</text:p>
              <text:list>
                <text:list-item>
                  <text:p text:style-name="P1">Two types of users:</text:p>
                  <text:list>
                    <text:list-item>
                      <text:p text:style-name="P1">User: availing mess facilities</text:p>
                    </text:list-item>
                    <text:list-item>
                      <text:p text:style-name="P1">Admin</text:p>
                    </text:list-item>
                  </text:list>
                </text:list-item>
                <text:list-item>
                  <text:p text:style-name="P2"><text:span text:style-name="T1">-  </text:span><text:span text:style-name="T3">View default Mess: </text:span></text:p>
                </text:list-item>
              </text:list>
            </text:list-item>
          </text:list>
        </text:list-item>
      </text:list>
      <text:p text:style-name="P4"><text:span text:style-name="T4">-  </text:span><text:span text:style-name="T5">Cancel Meals</text:span><text:span text:style-name="T4">: If you want a particular meal to be cancelled, for breakfast - 7pm a day before, lunch - 7 am same day, dinner - 3pm same day. These are the deadlines for meal cancellations.</text:span></text:p>
      <text:p text:style-name="P3"><text:span text:style-name="T6">            </text:span><text:span text:style-name="T4">-  </text:span><text:span text:style-name="T5">Change Mess Registration</text:span><text:span text:style-name="T4">: For changing your mess, it should be done 2 days in advance, be it monthly, default, or x days registration.</text:span></text:p>
      <text:list xml:id="list2355513876871117996" text:style-name="L2">
        <text:list-item>
          <text:p text:style-name="P5"><text:span text:style-name="T1">Datewise Registration: </text:span><text:span text:style-name="T2">You can register your meals for a specific period of time in your own choice of mess.</text:span></text:p>
        </text:list-item>
        <text:list-item>
          <text:p text:style-name="P5"><text:span text:style-name="T1">Daywise Registration: </text:span><text:span text:style-name="T2">You can register your meals on daily basis under this section but are effective from two days before the day of change only.</text:span></text:p>
        </text:list-item>
        <text:list-item>
          <text:p text:style-name="P5"><text:span text:style-name="T1">Monthly Registration: </text:span><text:span text:style-name="T2">There is an option of monthly registration also. This has to be done before starting of the desired month you want to have monthly registration for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0:59:20.302668909</meta:creation-date>
    <dc:date>2017-10-03T00:59:54.797827515</dc:date>
    <meta:editing-duration>PT37S</meta:editing-duration>
    <meta:editing-cycles>1</meta:editing-cycles>
    <meta:document-statistic meta:table-count="0" meta:image-count="0" meta:object-count="0" meta:page-count="1" meta:paragraph-count="12" meta:word-count="168" meta:character-count="947" meta:non-whitespace-character-count="784"/>
    <meta:generator>LibreOffice/5.2.2.2$Linux_X86_64 LibreOffice_project/20m0$Build-2</meta:generator>
  </office:meta>
</office:document-meta>
</file>